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fo:language="fr" fo:country="FR" fo:font-weight="bold" officeooo:rsid="0003e71a" officeooo:paragraph-rsid="001df6cc"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Liberation Serif" fo:font-size="14pt" officeooo:paragraph-rsid="001df6cc" style:font-size-asian="14pt" style:font-size-complex="14pt"/>
    </style:style>
    <style:style style:name="P3" style:family="paragraph" style:parent-style-name="Standard">
      <style:paragraph-properties fo:text-align="start" style:justify-single-word="false"/>
      <style:text-properties style:font-name="Liberation Serif" fo:font-size="14pt" officeooo:rsid="001df6cc" officeooo:paragraph-rsid="001df6cc" style:font-size-asian="14pt" style:font-size-complex="14pt"/>
    </style:style>
    <style:style style:name="P4" style:family="paragraph" style:parent-style-name="Standard">
      <style:paragraph-properties fo:text-align="start" style:justify-single-word="false"/>
      <style:text-properties style:font-name="Liberation Serif" fo:font-size="14pt" fo:font-weight="bold" officeooo:rsid="001fb6ae" officeooo:paragraph-rsid="001fb6a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bold" officeooo:rsid="00213bf3" officeooo:paragraph-rsid="00213bf3"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font-weight="normal" officeooo:rsid="001fb6ae" officeooo:paragraph-rsid="001fb6ae"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erif" fo:font-size="14pt" fo:font-weight="normal" officeooo:rsid="00213bf3" officeooo:paragraph-rsid="00213bf3"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weight="normal" officeooo:paragraph-rsid="001fb6ae" style:font-weight-asian="normal" style:font-weight-complex="normal"/>
    </style:style>
    <style:style style:name="T1" style:family="text">
      <style:text-properties officeooo:rsid="0004deed"/>
    </style:style>
    <style:style style:name="T2" style:family="text">
      <style:text-properties fo:language="fr" fo:country="FR" fo:font-weight="normal" officeooo:rsid="00087827" style:font-size-asian="13pt" style:font-weight-asian="normal" style:font-size-complex="13pt" style:font-weight-complex="normal"/>
    </style:style>
    <style:style style:name="T3" style:family="text">
      <style:text-properties fo:language="fr" fo:country="FR" fo:font-weight="normal" officeooo:rsid="00087827" style:font-weight-asian="normal" style:font-weight-complex="normal"/>
    </style:style>
    <style:style style:name="T4" style:family="text">
      <style:text-properties fo:font-size="12pt"/>
    </style:style>
    <style:style style:name="T5" style:family="text">
      <style:text-properties style:font-name="Liberation Serif" fo:language="fr" fo:country="FR"/>
    </style:style>
    <style:style style:name="T6" style:family="text">
      <style:text-properties style:font-name="Liberation Serif" fo:language="fr" fo:country="FR" fo:font-weight="normal" style:font-size-asian="13pt" style:font-weight-asian="normal" style:font-size-complex="13pt" style:font-weight-complex="normal"/>
    </style:style>
    <style:style style:name="T7" style:family="text">
      <style:text-properties style:font-name="Liberation Serif" fo:language="fr" fo:country="FR" fo:font-weight="normal" officeooo:rsid="000a8a53" style:font-size-asian="13pt" style:font-weight-asian="normal" style:font-size-complex="13pt" style:font-weight-complex="normal"/>
    </style:style>
    <style:style style:name="T8" style:family="text">
      <style:text-properties style:font-name="Liberation Serif" fo:language="fr" fo:country="FR" fo:font-weight="normal" officeooo:rsid="001fb6ae" style:font-size-asian="13pt" style:font-weight-asian="normal" style:font-size-complex="13pt" style:font-weight-complex="normal"/>
    </style:style>
    <style:style style:name="T9" style:family="text">
      <style:text-properties style:font-name="Liberation Serif" fo:language="fr" fo:country="FR" fo:font-weight="normal" style:font-weight-asian="normal" style:font-weight-complex="normal"/>
    </style:style>
    <style:style style:name="T10" style:family="text">
      <style:text-properties style:font-name="Liberation Serif" fo:language="fr" fo:country="FR" fo:font-weight="normal" officeooo:rsid="000a8a53" style:font-weight-asian="normal" style:font-weight-complex="normal"/>
    </style:style>
    <style:style style:name="T11" style:family="text">
      <style:text-properties style:font-name="Liberation Serif" fo:language="fr" fo:country="FR" fo:font-weight="normal" officeooo:rsid="001fb6ae" style:font-weight-asian="normal" style:font-weight-complex="normal"/>
    </style:style>
    <style:style style:name="T12" style:family="text">
      <style:text-properties style:font-name="Liberation Serif" fo:language="fr" fo:country="FR" style:font-size-asian="13pt" style:font-size-complex="13pt"/>
    </style:style>
    <style:style style:name="T13" style:family="text">
      <style:text-properties style:font-name="Liberation Serif" fo:language="fr" fo:country="FR" officeooo:rsid="00213bf3" style:font-size-asian="13pt" style:font-size-complex="13pt"/>
    </style:style>
    <style:style style:name="T14" style:family="text">
      <style:text-properties style:font-name="Liberation Serif" fo:language="fr" fo:country="FR" officeooo:rsid="00213bf3"/>
    </style:style>
    <style:style style:name="T15" style:family="text">
      <style:text-properties style:font-name="Liberation Serif" fo:language="fr" fo:country="FR" officeooo:rsid="0023636b"/>
    </style:style>
    <style:style style:name="T16" style:family="text">
      <style:text-properties style:font-name="Liberation Serif" fo:language="fr" fo:country="FR" officeooo:rsid="00246626"/>
    </style:style>
    <style:style style:name="T17" style:family="text">
      <style:text-properties style:font-name="Liberation Serif" fo:font-size="14pt" fo:language="fr" fo:country="FR" fo:font-weight="bold" officeooo:rsid="001fb6ae" style:font-size-asian="14pt" style:font-weight-asian="bold" style:font-size-complex="14pt" style:font-weight-complex="bold"/>
    </style:style>
    <style:style style:name="T18" style:family="text">
      <style:text-properties style:font-name="Liberation Serif" fo:font-size="14pt" fo:language="fr" fo:country="FR" officeooo:rsid="001fb6ae" style:font-size-asian="14pt" style:font-size-complex="14pt"/>
    </style:style>
    <style:style style:name="T19" style:family="text">
      <style:text-properties officeooo:rsid="001fb6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P<text:span text:style-name="T19">5</text:span> <text:span text:style-name="T1">compte-rendu</text:span></text:p>
      <text:p text:style-name="P2"><text:span text:style-name="T3"/></text:p>
      <text:p text:style-name="P2"><text:span text:style-name="T3"/></text:p>
      <text:p text:style-name="P2"><text:span text:style-name="T3">Le but de cette TP est </text:span>d’implémenter des itérateurs pour différentes structures de données.</text:p>
      <text:p text:style-name="P2"/>
      <text:p text:style-name="P2"><text:tab/><text:span text:style-name="T10">Cet exercice a été réalisé ayant à la base des fichiers fournis par le professeur. C’est notamment cela qui m’a aidé à résoudre le présent TP. </text:span></text:p>
      <text:p text:style-name="P2"><text:span text:style-name="T10"/></text:p>
      <text:p text:style-name="P3"><text:span text:style-name="T10"><text:tab/>Dans ce Tp il faut résoudre 3 exercices sur les itérateurs.Dans le 1re exercice c’est demander de construire des intégrateurs basiques, aucune difficulté.</text:span></text:p>
      <text:p text:style-name="P3"><text:span text:style-name="T10"/></text:p>
      <text:p text:style-name="P3"><text:span text:style-name="T11">Dans le 2e exercice il fallait travailler sur un tableau et une liste et faire la liaison avec les itérateurs, il fallait faire attention dans quel type nous travaillons. Dans le 3e on a travaillé avec 3 types différents, il fallait que les itérateurs fonctionnent comme il faut. Les difficultés rencontrées étaient de comprendre le sujet parce qu'il n'est pas du tout détaillé et aussi comment construire les fonctions en particulier l’exercice 3 listes et ensemble.</text:span></text:p>
      <text:p text:style-name="P3"><text:span text:style-name="T11"/></text:p>
      <text:p text:style-name="P4"><text:span text:style-name="T5">Le choix d’implementation</text:span></text:p>
      <text:p text:style-name="P4"><text:span text:style-name="T5"/></text:p>
      <text:p text:style-name="P8"><text:span text:style-name="T18">Dans ce Tp j’ai essayé de comprendre comment fonctionnent les itérateurs, j’ai essayé de faire plus des manipulations possibles. Dans l’exercice 3 j’ai ajouté une variable dans la structure pour trouver la position et suivant.</text:span></text:p>
      <text:p text:style-name="P4"><text:span text:style-name="T9"/></text:p>
      <text:p text:style-name="P4"><text:span text:style-name="T5">Les difficultés rencontrés</text:span></text:p>
      <text:p text:style-name="P4"><text:span text:style-name="T5"/></text:p>
      <text:p text:style-name="P6"><text:span text:style-name="T14">La difficulté principale était de comprendre la logique des itérateurs. Le type ensemble était le plus problématique car il n’avait pas des fonctions qui spécifiaient l’element précis d’un ensemble, donc dans les itérateurs j’ai ajouté une position afin de régler le problème, cela dit la fonction est toujours mal écrite . Car ça n’affiche pas le tableau faisant le test: test_iterateur.</text:span></text:p>
      <text:p text:style-name="P6"><text:span text:style-name="T14"/></text:p>
      <text:p text:style-name="P5"><text:span text:style-name="T5">Conclusion</text:span></text:p>
      <text:p text:style-name="P7"><text:span text:style-name="T5">Ce Tp c’était très intéressant à résoudre avec une manière originale à réfléchir, il etais faisable si on compare avec le jeu de Mancala. L’exercice 1 et 2 étaient entièrement faisables, l’exercice 3 il etais dur à comprendre et à résoudre.</text:span></text:p>
      <text:p text:style-name="P2"><text:span text:style-name="T10"><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9T17:25:21.386373125</meta:creation-date>
    <dc:date>2020-04-09T18:14:22.544013685</dc:date>
    <meta:editing-duration>PT6M19S</meta:editing-duration>
    <meta:editing-cycles>3</meta:editing-cycles>
    <meta:generator>LibreOffice/6.3.5.2$Linux_X86_64 LibreOffice_project/30$Build-2</meta:generator>
    <meta:document-statistic meta:table-count="0" meta:image-count="0" meta:object-count="0" meta:page-count="1" meta:paragraph-count="12" meta:word-count="285" meta:character-count="1789" meta:non-whitespace-character-count="1511"/>
  </office:meta>
</office:document-meta>
</file>